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pPropertySource.MapPropertySource( String name , Map &lt; String , Object &gt;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ropertySource.getProperty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ropertySource.getProper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ropertySource.containsProper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